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P2" style:parent-style-name="NormalWeb" style:family="paragraph"/>
    <style:style style:name="P3" style:parent-style-name="NormalWeb" style:family="paragraph"/>
    <style:style style:name="P4" style:parent-style-name="NormalWeb" style:family="paragraph"/>
    <style:style style:name="P5" style:parent-style-name="NormalWeb" style:family="paragraph"/>
    <style:style style:name="P6" style:parent-style-name="NormalWeb" style:family="paragraph"/>
    <style:style style:name="P7" style:parent-style-name="NormalWeb" style:family="paragraph"/>
    <style:style style:name="P8" style:parent-style-name="NormalWeb" style:family="paragraph"/>
    <style:style style:name="P9" style:parent-style-name="NormalWeb" style:family="paragraph"/>
    <style:style style:name="P10" style:parent-style-name="NormalWeb" style:family="paragraph"/>
    <style:style style:name="P11" style:parent-style-name="NormalWeb" style:family="paragraph"/>
    <style:style style:name="P12" style:parent-style-name="NormalWeb" style:family="paragraph"/>
    <style:style style:name="P13" style:parent-style-name="NormalWeb" style:family="paragraph"/>
    <style:style style:name="P14" style:parent-style-name="NormalWeb" style:family="paragraph"/>
    <style:style style:name="P15" style:parent-style-name="NormalWeb" style:family="paragraph"/>
    <style:style style:name="P16" style:parent-style-name="NormalWeb" style:family="paragraph"/>
    <style:style style:name="P17" style:parent-style-name="NormalWeb" style:family="paragraph"/>
    <style:style style:name="P18" style:parent-style-name="NormalWeb" style:family="paragraph"/>
    <style:style style:name="P19" style:parent-style-name="NormalWeb" style:family="paragraph"/>
    <style:style style:name="P20" style:parent-style-name="NormalWeb" style:family="paragraph"/>
    <style:style style:name="P21" style:parent-style-name="NormalWeb" style:family="paragraph"/>
    <style:style style:name="P22" style:parent-style-name="NormalWeb" style:family="paragraph"/>
    <style:style style:name="P23" style:parent-style-name="NormalWeb" style:family="paragraph"/>
    <style:style style:name="P24" style:parent-style-name="NormalWeb" style:family="paragraph"/>
    <style:style style:name="P25" style:parent-style-name="NormalWeb" style:family="paragraph"/>
    <style:style style:name="P26" style:parent-style-name="NormalWeb" style:family="paragraph"/>
    <style:style style:name="P27" style:parent-style-name="NormalWeb" style:family="paragraph"/>
    <style:style style:name="P28" style:parent-style-name="NormalWeb" style:family="paragraph"/>
    <style:style style:name="P29" style:parent-style-name="NormalWeb" style:family="paragraph"/>
    <style:style style:name="P30" style:parent-style-name="NormalWeb" style:family="paragraph"/>
    <style:style style:name="P31" style:parent-style-name="NormalWeb" style:family="paragraph"/>
    <style:style style:name="P32" style:parent-style-name="NormalWeb" style:family="paragraph"/>
    <style:style style:name="P33" style:parent-style-name="NormalWeb" style:family="paragraph"/>
    <style:style style:name="P34" style:parent-style-name="NormalWeb" style:family="paragraph"/>
    <style:style style:name="P35" style:parent-style-name="NormalWeb" style:family="paragraph"/>
    <style:style style:name="P36" style:parent-style-name="NormalWeb" style:family="paragraph"/>
    <style:style style:name="P37" style:parent-style-name="NormalWeb" style:family="paragraph"/>
    <style:style style:name="P38" style:parent-style-name="NormalWeb" style:family="paragraph"/>
    <style:style style:name="P39" style:parent-style-name="NormalWeb" style:family="paragraph"/>
    <style:style style:name="P40" style:parent-style-name="NormalWeb" style:family="paragraph"/>
    <style:style style:name="P41" style:parent-style-name="NormalWeb" style:family="paragraph"/>
    <style:style style:name="P42" style:parent-style-name="NormalWeb" style:family="paragraph"/>
    <style:style style:name="P43" style:parent-style-name="NormalWeb" style:family="paragraph"/>
    <style:style style:name="P44" style:parent-style-name="NormalWeb" style:family="paragraph"/>
    <style:style style:name="P45" style:parent-style-name="NormalWeb" style:family="paragraph"/>
    <style:style style:name="P46" style:parent-style-name="NormalWeb" style:family="paragraph"/>
    <style:style style:name="P47" style:parent-style-name="NormalWeb" style:family="paragraph"/>
    <style:style style:name="P48" style:parent-style-name="NormalWeb" style:family="paragraph"/>
    <style:style style:name="P49" style:parent-style-name="NormalWeb" style:family="paragraph"/>
  </office:automatic-styles>
  <office:body>
    <office:text text:use-soft-page-breaks="true">
      <text:h text:style-name="P1" text:outline-level="2">Actividad: Catálogo dinámico de productos con formulario y eventos</text:h>
      <text:p text:style-name="NormalWeb"><text:span text:style-name="Título1Car">Descripción general</text:span><text:line-break/>Vas a crear una página web que permita gestionar un pequeño catálogo de productos utilizando HTML, CSS y JavaScript. El objetivo es practicar:</text:p>
      <text:list text:style-name="LFO3" text:continue-numbering="true">
        <text:list-item>
          <text:p text:style-name="P2">Creación dinámica de elementos con JavaScript.</text:p>
        </text:list-item>
        <text:list-item>
          <text:p text:style-name="P3">Manejo de formularios y validación.</text:p>
        </text:list-item>
        <text:list-item>
          <text:p text:style-name="P4">Gestión de eventos sobre elementos generados después de cargar la página.</text:p>
        </text:list-item>
      </text:list>
      <text:h text:style-name="Título1" text:outline-level="1">Funcionamiento de la aplicación</text:h>
      <text:list text:style-name="LFO4" text:continue-numbering="true">
        <text:list-item>
          <text:p text:style-name="P5">Botón para añadir producto</text:p>
          <text:list text:continue-numbering="true">
            <text:list-item>
              <text:p text:style-name="P6">En la página habrá un botón “Añadir producto” (o similar).</text:p>
            </text:list-item>
            <text:list-item>
              <text:p text:style-name="P7">Al pulsarlo, se mostrará un formulario para crear un nuevo producto.</text:p>
            </text:list-item>
          </text:list>
        </text:list-item>
        <text:list-item>
          <text:p text:style-name="P8">Formulario de producto</text:p>
          <text:list text:continue-numbering="true">
            <text:list-item>
              <text:p text:style-name="P9">El formulario debe aparecer dinámicamente (por ejemplo, en un contenedor que se muestre/oculte o que se genere al vuelo).</text:p>
            </text:list-item>
            <text:list-item>
              <text:p text:style-name="P10">Debe incluir, al menos, los siguientes campos:</text:p>
              <text:list text:continue-numbering="true">
                <text:list-item>
                  <text:p text:style-name="P11">Id de producto<text:s/></text:p>
                </text:list-item>
                <text:list-item>
                  <text:p text:style-name="P12">Nombre del producto.</text:p>
                </text:list-item>
                <text:list-item>
                  <text:p text:style-name="P13">Descripción breve.</text:p>
                </text:list-item>
                <text:list-item>
                  <text:p text:style-name="P14">Precio.</text:p>
                </text:list-item>
                <text:list-item>
                  <text:p text:style-name="P15">Campo para seleccionar una imagen desde una carpeta (input file o selector de ruta simulada según el entorno).</text:p>
                </text:list-item>
              </text:list>
            </text:list-item>
            <text:list-item>
              <text:p text:style-name="P16">Al enviar el formulario:</text:p>
              <text:list text:continue-numbering="true">
                <text:list-item>
                  <text:p text:style-name="P17">Se validarán los campos (por ejemplo: Id de producto único nombre no vacío, precio numérico positivo, imagen seleccionada, etc.).</text:p>
                </text:list-item>
                <text:list-item>
                  <text:p text:style-name="P18">Si hay errores, se mostrarán mensajes de validación junto al campo y el campo remarcado en rojo.</text:p>
                </text:list-item>
                <text:list-item>
                  <text:p text:style-name="P19">Si todo es correcto, se creará dinámicamente un nuevo “producto” en el catálogo.</text:p>
                </text:list-item>
              </text:list>
            </text:list-item>
          </text:list>
        </text:list-item>
        <text:list-item>
          <text:p text:style-name="P20">Visualización de los productos</text:p>
          <text:list text:continue-numbering="true">
            <text:list-item>
              <text:p text:style-name="P21">Los productos creados se mostrarán en la página en forma de matriz o cuadrícula (grid de tarjetas).</text:p>
            </text:list-item>
            <text:list-item>
              <text:p text:style-name="P22">Cada producto se representará, al menos, por:</text:p>
              <text:list text:continue-numbering="true">
                <text:list-item>
                  <text:p text:style-name="P23">La imagen seleccionada.</text:p>
                </text:list-item>
                <text:list-item>
                  <text:p text:style-name="P24">El nombre del producto que debe mostrarse solo al pasar el ratón sobre la imagen.</text:p>
                </text:list-item>
              </text:list>
            </text:list-item>
          </text:list>
        </text:list-item>
        <text:list-item>
          <text:p text:style-name="P25">Interacción con los productos</text:p>
          <text:list text:continue-numbering="true">
            <text:list-item>
              <text:p text:style-name="P26">Al pulsar sobre la imagen de un producto, debe aparecer un recuadro o área de texto con las características de ese producto:</text:p>
              <text:list text:continue-numbering="true">
                <text:list-item>
                  <text:p text:style-name="P27">Id Producto</text:p>
                </text:list-item>
                <text:list-item>
                  <text:p text:style-name="P28">Nombre.</text:p>
                </text:list-item>
                <text:list-item>
                  <text:p text:style-name="P29">Precio.</text:p>
                </text:list-item>
                <text:list-item>
                  <text:p text:style-name="P30">Descripción.</text:p>
                </text:list-item>
              </text:list>
            </text:list-item>
            <text:list-item>
              <text:p text:style-name="P31">Este texto puede mostrarse:</text:p>
              <text:list text:continue-numbering="true">
                <text:list-item>
                  <text:p text:style-name="P32">Justo debajo de la imagen.</text:p>
                </text:list-item>
                <text:list-item>
                  <text:p text:style-name="P33">En un panel lateral.</text:p>
                </text:list-item>
              </text:list>
            </text:list-item>
          </text:list>
        </text:list-item>
      </text:list>
      <text:soft-page-break/>
      <text:h text:style-name="Título1" text:outline-level="1">Requisitos técnicos mínimos</text:h>
      <text:list text:style-name="LFO5" text:continue-numbering="true">
        <text:list-item>
          <text:p text:style-name="P34">El formulario para crear productos debe estar gestionado con JavaScript:</text:p>
          <text:list text:continue-numbering="true">
            <text:list-item>
              <text:p text:style-name="P35">Mostrarse al pulsar el botón “Añadir producto”.</text:p>
            </text:list-item>
            <text:list-item>
              <text:p text:style-name="P36">Crear el producto y añadirlo al catálogo sin recargar la página.</text:p>
            </text:list-item>
          </text:list>
        </text:list-item>
        <text:list-item>
          <text:p text:style-name="P37">Los elementos del catálogo (tarjetas de producto) deben crearse de forma dinámica mediante JavaScript.</text:p>
        </text:list-item>
        <text:list-item>
          <text:p text:style-name="P38">Cada producto debe reaccionar al evento de clic en su imagen para mostrar sus características.</text:p>
        </text:list-item>
        <text:list-item>
          <text:p text:style-name="P39">Se debe implementar algún tipo de validación del formulario:</text:p>
          <text:list text:continue-numbering="true">
            <text:list-item>
              <text:p text:style-name="P40">Comprobar campos obligatorios.</text:p>
            </text:list-item>
            <text:list-item>
              <text:p text:style-name="P41">Comprobar formato del precio.</text:p>
            </text:list-item>
            <text:list-item>
              <text:p text:style-name="P42">Indicar al usuario los errores de forma clara.</text:p>
            </text:list-item>
          </text:list>
        </text:list-item>
        <text:list-item>
          <text:p text:style-name="P43">El código JavaScript debe estar organizado y comentado, explicando:</text:p>
          <text:list text:continue-numbering="true">
            <text:list-item>
              <text:p text:style-name="P44">Cómo se crea dinámicamente cada producto.</text:p>
            </text:list-item>
            <text:list-item>
              <text:p text:style-name="P45">Cómo se gestionan los eventos sobre los productos.</text:p>
            </text:list-item>
            <text:list-item>
              <text:p text:style-name="P46">Cómo se realiza la validación del formulario.</text:p>
            </text:list-item>
          </text:list>
        </text:list-item>
      </text:list>
      <text:h text:style-name="Título1" text:outline-level="1">Opcionales para enriquecer la actividad</text:h>
      <text:list text:style-name="LFO6" text:continue-numbering="true">
        <text:list-item>
          <text:p text:style-name="P47">Posibilidad de eliminar productos del catálogo con botón derecho del ratón y menú contextual.</text:p>
        </text:list-item>
        <text:list-item>
          <text:p text:style-name="P48">Contar y mostrar el número total de productos creados.</text:p>
        </text:list-item>
        <text:list-item>
          <text:p text:style-name="P49">Añadir efectos visuales (transiciones, resaltado al pasar el ratón, etc.)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Mangal" fo:color="#0F4761" fo:font-size="16pt" style:font-size-asian="16pt" style:font-size-complex="14.5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1Car" style:display-name="Título 1 Car" style:family="text" style:parent-style-name="Fuentedepárrafopredeter.">
      <style:text-properties style:font-name="Aptos Display" style:font-name-asian="Times New Roman" style:font-name-complex="Mangal" fo:color="#0F4761" fo:font-size="16pt" style:font-size-asian="16pt" style:font-size-complex="14.5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Carlos</meta:initial-creator>
    <dc:creator>Carlos Sanchez Roco</dc:creator>
    <meta:creation-date>2025-11-20T08:27:00Z</meta:creation-date>
    <dc:date>2025-11-20T08:27:00Z</dc:date>
    <meta:template xlink:href="Normal.dotm" xlink:type="simple"/>
    <meta:editing-cycles>2</meta:editing-cycles>
    <meta:editing-duration>PT900S</meta:editing-duration>
    <meta:document-statistic meta:page-count="2" meta:paragraph-count="5" meta:word-count="443" meta:character-count="2877" meta:row-count="20" meta:non-whitespace-character-count="2439"/>
  </office:meta>
</office:document-meta>
</file>